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f4a55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3e8bb7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fafafa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 style:font-name="Ubuntu" fo:font-size="44pt" fo:text-shadow="none" style:font-size-asian="44pt" style:font-size-complex="44pt"/>
    </style:style>
    <style:style style:name="P3" style:family="paragraph">
      <style:text-properties fo:color="#dddddd" style:font-name="Ubuntu"/>
    </style:style>
    <style:style style:name="P4" style:family="paragraph">
      <style:text-properties fo:color="#eeeeee" style:font-name="Ubuntu" fo:font-size="24pt" style:font-size-asian="24pt" style:font-size-complex="24pt"/>
    </style:style>
    <style:style style:name="P5" style:family="paragraph">
      <style:paragraph-properties fo:text-align="center"/>
      <style:text-properties fo:color="#ffffff" style:font-name="Ubuntu Condensed" fo:font-size="96pt" fo:text-shadow="none" style:font-size-asian="96pt" style:font-size-complex="96pt"/>
    </style:style>
    <style:style style:name="T1" style:family="text">
      <style:text-properties fo:color="#eeeeee" style:font-name="Ubuntu" fo:font-size="44pt" fo:text-shadow="none" style:font-size-asian="44pt" style:font-size-complex="44pt"/>
    </style:style>
    <style:style style:name="T2" style:family="text">
      <style:text-properties fo:color="#dddddd" style:font-name="Ubuntu"/>
    </style:style>
    <style:style style:name="T3" style:family="text">
      <style:text-properties fo:color="#eeeeee" style:font-name="Ubuntu" fo:font-size="24pt" style:font-size-asian="24pt" style:font-size-complex="24pt"/>
    </style:style>
    <style:style style:name="T4" style:family="text">
      <style:text-properties fo:color="#ffffff" style:font-name="Ubuntu Condensed" fo:font-size="96pt" fo:text-shadow="none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8cm" svg:height="13cm" svg:x="0cm" svg:y="8cm">
          <text:p text:style-name="P1"><text:span text:style-name="T1">DELIVERY DE COMID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541cm" svg:height="0.967cm" svg:x="18.6cm" svg:y="19.138cm">
          <draw:text-box>
            <text:p><text:span text:style-name="T2">Douglas Nassif Roma Junior</text:span></text:p>
          </draw:text-box>
        </draw:frame>
        <draw:frame draw:style-name="gr2" draw:text-style-name="P4" draw:layer="layout" svg:width="7.652cm" svg:height="1.204cm" svg:x="19.3cm" svg:y="18cm">
          <draw:text-box>
            <text:p><text:span text:style-name="T3">Edvaldo Szymonek</text:span></text:p>
          </draw:text-box>
        </draw:frame>
        <draw:custom-shape draw:style-name="gr3" draw:text-style-name="P5" draw:layer="layout" svg:width="28cm" svg:height="8cm" svg:x="0cm" svg:y="0cm">
          <text:p text:style-name="P1"><text:span text:style-name="T4">FastFood Delive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5" draw:text-style-name="P1" draw:layer="layout" svg:width="28cm" svg:height="21cm" svg:x="0.1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opacity draw:name="Transparency_20_1" draw:display-name="Transparency 1" draw:style="radial" draw:cx="90%" draw:cy="90%" draw:start="60%" draw:end="3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23:27:45.901598147</meta:creation-date>
    <dc:date>2015-06-17T22:10:47.242607770</dc:date>
    <meta:editing-duration>PT2H47M49S</meta:editing-duration>
    <meta:editing-cycles>27</meta:editing-cycles>
    <meta:generator>LibreOffice/4.2.8.2$Linux_X86_64 LibreOffice_project/420m0$Build-2</meta:generator>
    <meta:document-statistic meta:object-count="30"/>
  </office:meta>
</office:document-meta>
</file>